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enabsatz" style:list-style-name="L1"/>
    <style:style style:name="P2" style:family="paragraph" style:parent-style-name="Listenabsatz" style:list-style-name="L1">
      <style:text-properties fo:color="#000000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Preformatted_20_Text">
      <style:text-properties fo:color="#000000" style:font-name="JetBrains Mono"/>
    </style:style>
    <style:style style:name="P5" style:family="paragraph" style:parent-style-name="Preformatted_20_Text" style:list-style-name="L1">
      <style:text-properties fo:color="#000000" style:font-name="JetBrains Mono"/>
    </style:style>
    <style:style style:name="P6" style:family="paragraph" style:parent-style-name="Preformatted_20_Text" style:list-style-name="L1">
      <style:text-properties fo:color="#000000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T1" style:family="text">
      <style:text-properties style:font-name="JetBrains Mono"/>
    </style:style>
    <style:style style:name="T2" style:family="text">
      <style:text-properties fo:color="#000000" style:font-name="JetBrains Mono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leitung:</text:p>
      <text:list xml:id="list215551932091740105" text:style-name="L1">
        <text:list-item>
          <text:p text:style-name="P2">Spielstart:</text:p>
          <text:p text:style-name="P5">Um ein Spiel zu starten, wählt ihr zu Beginn eine oder mehrere Kategorien aus mit denen ihr spielen wollt. Danach klickt ihr auf Start, um das Spiel zu starten.</text:p>
          <text:p text:style-name="P5"><text:tab/></text:p>
          <text:p text:style-name="P5">(Die Kategorie Zufall kann auch mit anderen Kategorien gespielt</text:p>
          <text:p text:style-name="P5">werden.)</text:p>
          <text:p text:style-name="P5"/>
        </text:list-item>
        <text:list-item>
          <text:p text:style-name="P1">Spielablauf:</text:p>
          <text:p text:style-name="P5">Das Spiel kann mit beliebig vielen Spielern gespielt werden.</text:p>
        </text:list-item>
      </text:list>
      <text:p text:style-name="P4"><text:tab/></text:p>
      <text:p text:style-name="P4"><text:tab/>Nachdem das Spiel gestartet wurde, erscheint eine Frage auf dem <text:tab/>Bildschirm, die der Fragesteller vorließt. Daraufhin schreibt jeder <text:tab/>seine Schätzung auf. Wenn alle Spieler fertig sind, wird durch ein <text:tab/>Klicken auf den Bildschirm die Antwort angezeigt. </text:p>
      <text:p text:style-name="P4"/>
      <text:list xml:id="list38757780" text:continue-numbering="true" text:style-name="L1">
        <text:list-header>
          <text:p text:style-name="P5">Derjenige, der am schlechtesten geschätzt hat, trinkt! Entscheidet selbst vor dem Spiel wie viele Schlücke getrunken werden müssen.</text:p>
          <text:p text:style-name="P5"/>
          <text:p text:style-name="P5">Durch ein weiteres Klicken wird die nächste Frage angezeigt und der Ablauf beginnt von vorne. </text:p>
        </text:list-header>
      </text:list>
      <text:p text:style-name="P4"/>
      <text:p text:style-name="P4"><text:tab/>Ein Spiel besteht aus 18 zufälligen Fragen, der ausgewählten <text:tab/>Kategorien.</text:p>
      <text:p text:style-name="P4"/>
      <text:list xml:id="list38763279" text:continue-numbering="true" text:style-name="L1">
        <text:list-header>
          <text:p text:style-name="P5">Das Spiel endet mit der Frage, welcher Spieler am schlechteste gespielt hat.</text:p>
          <text:p text:style-name="P5"/>
          <text:p text:style-name="P6"><text:span text:style-name="T1">Viel Spaß beim Schätzen!</text:span></text:p>
        </text:list-header>
      </text:list>
      <text:p text:style-name="Standard"/>
      <text:p text:style-name="Standard">Kategorien:</text:p>
      <text:list xml:id="list38745739" text:continue-numbering="true" text:style-name="L1">
        <text:list-item>
          <text:p text:style-name="P1">Zufall (kostenlos):</text:p>
          <text:p text:style-name="P1">Zufällige Fragen aus den Kategorien: <text:s/>Unnützes Wissen, <text:s/>Geographie, Geschichte, Technik, Natur &amp; Tierwelt</text:p>
        </text:list-item>
        <text:list-item>
          <text:p text:style-name="P1">Technik:</text:p>
          <text:p text:style-name="P1"/>
        </text:list-item>
        <text:list-item>
          <text:p text:style-name="P1">Unnützes Wissen</text:p>
        </text:list-item>
        <text:list-item>
          <text:p text:style-name="P1">18+</text:p>
        </text:list-item>
        <text:list-item>
          <text:p text:style-name="P1">Geographie</text:p>
        </text:list-item>
        <text:list-item>
          <text:p text:style-name="P1">Musik</text:p>
        </text:list-item>
        <text:list-item>
          <text:p text:style-name="P1">Geschichte</text:p>
        </text:list-item>
        <text:list-item>
          <text:p text:style-name="P1">Natur</text:p>
        </text:list-item>
        <text:list-item>
          <text:p text:style-name="P1">Weltall</text:p>
        </text:list-item>
        <text:list-item>
          <text:p text:style-name="P1">Google</text:p>
        </text:list-item>
        <text:list-item>
          <text:p text:style-name="P1"><text:soft-page-break/>Sport</text:p>
        </text:list-item>
        <text:list-item>
          <text:p text:style-name="P1">Medien &amp; Unterhaltung</text:p>
        </text:list-item>
        <text:list-item>
          <text:p text:style-name="P1">Mensch</text:p>
        </text:list-item>
        <text:list-item>
          <text:p text:style-name="P1">Preise</text:p>
        </text:list-item>
      </text:list>
      <text:p text:style-name="Standard"/>
      <text:p text:style-name="Standard">Gamestart Text:</text:p>
      <text:p text:style-name="P7"><text:span text:style-name="T2">Holt eure Handynotizen raus und los geht’s! Wer am schlechtesten schätzt trinkt! Viel Spaß!</text:span></text:p>
      <text:p text:style-name="Standard">Gameend Text <text:s/>:</text:p>
      <text:p text:style-name="P7"><text:span text:style-name="T2">Zählt von 3 runter und zeigt alle gleichzeitig auf die Person die am schlechtesten gespielt hat. Diese Person muss ... (Auflösung folgt)</text:span></text:p>
      <text:p text:style-name="Standard">Shop (Einzelne kategorien):</text:p>
      <text:p text:style-name="Standard">Kaufe dir eine einzelne Kategorie für 0,69€ + keine Werbung!</text:p>
      <text:p text:style-name="Standard"/>
      <text:p text:style-name="Standard">Shop (Vollversion):</text:p>
      <text:p text:style-name="Standard">Kaufe dir die Vollversion für 4,99€. Enthält alle Kategorien + keine Werbung!</text:p>
      <text:p text:style-name="Standard">(Damit sparst du mehr als 50%!)</text:p>
      <text:p text:style-name="Standard"/>
      <text:p text:style-name="Standard">Shop (Bundles):</text:p>
      <text:p text:style-name="Standard">Wähle das Bundle mit den 5 Kategorien die dir am Besten gefallen, für 2,49 + keine Werbung!</text:p>
      <text:p text:style-name="Standard">(Damit sparst du über 25%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Absatz-Standardschriftart" style:family="text"/>
    <style:style style:name="WW_5f_CharLFO1LVL1" style:display-name="WW_CharLFO1LVL1" style:family="text">
      <style:text-properties style:font-name="Calibri" style:font-name-asian="Calibri" style:font-name-complex="Calibri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/>
    <dc:description/>
    <dc:subject/>
    <meta:initial-creator>Leon Kamke</meta:initial-creator>
    <dc:creator>Luca Burg</dc:creator>
    <meta:creation-date>2022-10-18T13:10:00Z</meta:creation-date>
    <dc:date>2022-10-21T18:52:36.50</dc:date>
    <meta:editing-cycles>2</meta:editing-cycles>
    <meta:editing-duration>PT41M25S</meta:editing-duration>
    <meta:document-statistic meta:table-count="0" meta:image-count="0" meta:object-count="0" meta:page-count="2" meta:paragraph-count="43" meta:word-count="302" meta:character-count="1850"/>
    <meta:template xlink:type="simple" xlink:actuate="onRequest" xlink:title="" xlink:href="Normal.dotm"/>
  </office:meta>
</office:document-meta>
</file>